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RUMapEntry.LRUMapEntry( Object key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RUMapEntry.setValue( Object value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RUMapEntr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LRUMapEntry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